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shallingViewTests.isExposePath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ViewTests.renderMode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rshallingViewTests.renderModelKeyWithJaxb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rshallingViewTests.renderNullMode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shallingViewTests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ViewTests.testRenderUnsupported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rshallingViewTests.renderNoModelKeyAndBindingResul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rshallingViewTests.renderNoMode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rshallingViewTests.renderInvalidMode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rshallingViewTests.isExposePathVars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ViewTests.renderModelKey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